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2_15-04-23_000.jpg</text:p>
          </table:table-cell>
          <table:table-cell table:style-name="ce20" office:value-type="string">
            <text:p>:m / やっていること / genre=自分がたりたくてやっていること / content=笛；吉田氏の著作、読み；宇治拾遺物語、読み；gimpで、絵描き；共変ベクトルの話し、読み；「彼の義」とは何か、調べ</text:p>
          </table:table-cell>
          <table:table-cell table:style-name="ce4"/>
          <table:table-cell table:style-name="ce4"/>
          <table:table-cell table:style-name="ce4" office:value-type="string">
            <text:p>N-35-35-28.587341 E-139-34-49.764404</text:p>
          </table:table-cell>
          <table:table-cell table:style-name="ce38" table:formula="of:=IF([.E2]=&quot;&quot;;[.C2];CONCATENATE([.C2];&quot; / &quot;;[.E2]))" office:value-type="string" office:string-value=":m / やっていること / genre=自分がたりたくてやっていること / content=笛；吉田氏の著作、読み；宇治拾遺物語、読み；gimpで、絵描き；共変ベクトルの話し、読み；「彼の義」とは何か、調べ">
            <text:p>:m / やっていること / genre=自分がたりたくてやっていること / content=笛；吉田氏の著作、読み；宇治拾遺物語、読み；gimpで、絵描き；共変ベクトルの話し、読み；「彼の義」とは何か、調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2_19-06-15_000.jpg</text:p>
          </table:table-cell>
          <table:table-cell table:style-name="ce20" office:value-type="string">
            <text:p>:m :篠笛,shinobue #*# / session-memo / s.1:todays-melody,genr=free,for=~,key=~,tempo=80,R=1,i.f.=warm-upの、high-low-notesの練習より,notes=hole:5-6-7-3</text:p>
          </table:table-cell>
          <table:table-cell table:style-name="ce4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8" table:formula="of:=IF([.E3]=&quot;&quot;;[.C3];CONCATENATE([.C3];&quot; / &quot;;[.E3]))" office:value-type="string" office:string-value=":m :篠笛,shinobue #*# / session-memo / s.1:todays-melody,genr=free,for=~,key=~,tempo=80,R=1,i.f.=warm-upの、high-low-notesの練習より,notes=hole:5-6-7-3">
            <text:p>:m :篠笛,shinobue #*# / session-memo / s.1:todays-melody,genr=free,for=~,key=~,tempo=80,R=1,i.f.=warm-upの、high-low-notesの練習より,notes=hole:5-6-7-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2_20-40-11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3_01-33-10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3_01-33-1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3_10-55-44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2854 E-139-34-49.215087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3_11-06-24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9.617309 E-139-34-49.819335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2_18-56-34_000.mp4</text:p>
          </table:table-cell>
          <table:table-cell table:style-name="ce8" office:value-type="string">
            <text:p>:VIDEO / @自室 / 記録 / jap.flute / 演奏、play / f-2021-0622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VIDEO / @自室 / 記録 / jap.flute / 演奏、play / f-2021-0622-1 / R=1">
            <text:p>:VIDEO / @自室 / 記録 / jap.flute / 演奏、play / f-2021-0622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2021/06/23</text:date>, <text:time>11:4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3T11:44:49.82</dc:date>
    <dc:creator>iwabuchi ken</dc:creator>
    <meta:editing-duration>P34DT15H42M36S</meta:editing-duration>
    <meta:editing-cycles>12775</meta:editing-cycles>
    <meta:document-statistic meta:table-count="1" meta:cell-count="344" meta:object-count="0"/>
  </office:meta>
</office:document-meta>
</file>